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19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SQL</text:p>
      <text:p text:style-name="P1"/>
      <text:p text:style-name="P1"/>
      <text:p text:style-name="P1"/>
      <text:p text:style-name="P2"/>
      <text:p text:style-name="P2"/>
      <text:p text:style-name="P5"><text:soft-page-break/>もくじ</text:p>
      <text:p text:style-name="P3"/>
      <text:list xml:id="list898613980" text:style-name="L1">
        <text:list-item>
          <text:p text:style-name="P11">ログイン</text:p>
        </text:list-item>
        <text:list-item>
          <text:p text:style-name="P11">終了</text:p>
        </text:list-item>
        <text:list-item>
          <text:p text:style-name="P8">ユーザーの追加</text:p>
        </text:list-item>
        <text:list-item>
          <text:p text:style-name="P9">ユーザーの削除</text:p>
        </text:list-item>
        <text:list-item>
          <text:p text:style-name="P11">ユーザー：ホストの一覧</text:p>
        </text:list-item>
        <text:list-item>
          <text:p text:style-name="P11">データベースの作成</text:p>
        </text:list-item>
        <text:list-item>
          <text:p text:style-name="P11">データベースの削除</text:p>
        </text:list-item>
        <text:list-item>
          <text:p text:style-name="P11">ユーザーに権限を与える</text:p>
        </text:list-item>
        <text:list-item>
          <text:p text:style-name="P11">データベースの指定</text:p>
          <text:p text:style-name="P10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1.ログイン</text:p>
      <text:p text:style-name="P6"/>
      <text:p text:style-name="P20">$ mysql -u root -p</text:p>
      <text:p text:style-name="P20"/>
      <text:p text:style-name="P20">※-pはパスワード入力のオプション</text:p>
      <text:p text:style-name="P20"/>
      <text:p text:style-name="P20"/>
      <text:p text:style-name="P20"/>
      <text:p text:style-name="P14"><text:span text:style-name="T1">2</text:span>.終了</text:p>
      <text:p text:style-name="P17"/>
      <text:p text:style-name="P20">&gt; \q;<text:tab/>又は、 &gt; quit;</text:p>
      <text:p text:style-name="P20"/>
      <text:p text:style-name="P20"/>
      <text:p text:style-name="P20"/>
      <text:p text:style-name="P20"/>
      <text:p text:style-name="P20"/>
      <text:p text:style-name="P20"/>
      <text:p text:style-name="P14"><text:span text:style-name="T1">3</text:span>.ユーザーの追加</text:p>
      <text:p text:style-name="P17"/>
      <text:p text:style-name="P20">&gt; CREATE USER ユーザー名 IDENTIFIED BY ‘パスワード’;</text:p>
      <text:p text:style-name="P20"/>
      <text:p text:style-name="P20"/>
      <text:p text:style-name="P4"/>
      <text:p text:style-name="P4"/>
      <text:p text:style-name="P14"><text:span text:style-name="T1">4</text:span>.ユーザーの削除</text:p>
      <text:p text:style-name="P17"/>
      <text:p text:style-name="P20">&gt; DROP USER ユーザー名@ホスト名（ホスト名省略可);</text:p>
      <text:p text:style-name="P20"/>
      <text:p text:style-name="P20"/>
      <text:p text:style-name="P20"/>
      <text:p text:style-name="P14"><text:span text:style-name="T1">5</text:span>.ユーザー・ホストの一覧</text:p>
      <text:p text:style-name="P17"/>
      <text:p text:style-name="P20"><text:soft-page-break/>&gt; SELECT user, host FROM mysql.user;</text:p>
      <text:p text:style-name="P20"/>
      <text:p text:style-name="P14"><text:span text:style-name="T1">6</text:span>.データベースの作成</text:p>
      <text:p text:style-name="P17"/>
      <text:p text:style-name="P20">&gt; <text:span text:style-name="T2">CREATE</text:span> <text:span text:style-name="T2">DATABASE</text:span> データベース名;</text:p>
      <text:p text:style-name="P20"/>
      <text:p text:style-name="P20"/>
      <text:p text:style-name="P16"><text:span text:style-name="T3">7</text:span>.データベースの削除</text:p>
      <text:p text:style-name="P19"/>
      <text:p text:style-name="P22">&gt; <text:span text:style-name="T3">DROP DATABASE</text:span> データベース名;</text:p>
      <text:p text:style-name="P20"/>
      <text:p text:style-name="P20"/>
      <text:p text:style-name="P20"/>
      <text:p text:style-name="P14"><text:span text:style-name="T3">8</text:span>.ユーザーに権限を与える</text:p>
      <text:p text:style-name="P17"/>
      <text:p text:style-name="P20">&gt; <text:span text:style-name="T2">GRANT 権限 ON データベース名.* TO ユーザー名;</text:span></text:p>
      <text:p text:style-name="P20"/>
      <text:p text:style-name="P20">例: <text:span text:style-name="T2">&gt; GRANT ALL ON test_db.* TO test_user; </text:span></text:p>
      <text:p text:style-name="P20"/>
      <text:p text:style-name="P20"/>
      <text:p text:style-name="P15"><text:span text:style-name="T3">9</text:span>.データベースの指定</text:p>
      <text:p text:style-name="P18"/>
      <text:p text:style-name="P21">&gt; <text:span text:style-name="T2">USE データベース名;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4"/>
      <text:p text:style-name="P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8T14:43:32.570686524</dc:date>
    <meta:editing-duration>PT6H51M51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4" meta:paragraph-count="31" meta:word-count="294" meta:character-count="481" meta:non-whitespace-character-count="437"/>
  </office:meta>
</office:document-meta>
</file>